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6cm" fo:min-width="5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gr3" style:family="graphic" style:parent-style-name="standard">
      <style:graphic-properties draw:stroke="dash" draw:stroke-dash="Fine_20_Dashed" svg:stroke-color="#000000" draw:fill="none" draw:textarea-horizontal-align="left" draw:textarea-vertical-align="top" draw:auto-grow-height="false" fo:min-height="2.73cm" fo:min-width="1.55cm"/>
    </style:style>
    <style:style style:name="gr4" style:family="graphic" style:parent-style-name="standard">
      <style:graphic-properties draw:stroke="none" svg:stroke-color="#000000" draw:fill="none" draw:fill-color="#ffffff" fo:min-height="0.28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fill="none" draw:textarea-vertical-align="middle" draw:auto-grow-height="false" fo:min-height="2.14cm" fo:min-width="0cm"/>
    </style:style>
    <style:style style:name="gr7" style:family="graphic" style:parent-style-name="objectwithoutfill">
      <style:graphic-properties svg:stroke-color="#000000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84cm"/>
    </style:style>
    <style:style style:name="gr9" style:family="graphic" style:parent-style-name="standard">
      <style:graphic-properties draw:fill="none" draw:textarea-vertical-align="middle" draw:auto-grow-height="false" fo:min-height="1.659cm" fo:min-width="0cm"/>
    </style:style>
    <style:style style:name="gr10" style:family="graphic" style:parent-style-name="standard">
      <style:graphic-properties draw:fill="none" draw:textarea-vertical-align="middle" draw:auto-grow-height="false" fo:min-height="2.57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text-properties fo:font-size="12pt" fo:font-style="italic" style:font-size-asian="18pt" style:font-size-complex="18pt"/>
    </style:style>
    <style:style style:name="P7" style:family="paragraph">
      <loext:graphic-properties draw:fill="none" draw:fill-color="#ffffff"/>
      <style:text-properties fo:font-size="12pt" fo:font-style="italic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ize-complex="18pt"/>
    </style:style>
    <style:style style:name="T3" style:family="text">
      <style:text-properties style:text-position="0% 100%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6cm" svg:height="0.81cm" svg:x="6.21cm" svg:y="5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5cm" svg:height="2.98cm" svg:x="12.61cm" svg:y="3.97cm">
          <text:p text:style-name="P2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cm" svg:height="0.725cm" svg:x="13.162cm" svg:y="4.389cm">
          <draw:text-box>
            <text:p text:style-name="P4"><text:span text:style-name="T1">e</text:span></text:p>
          </draw:text-box>
        </draw:frame>
        <draw:frame draw:style-name="gr4" draw:text-style-name="P5" draw:layer="layout" svg:width="0.6cm" svg:height="0.725cm" svg:x="6.9cm" svg:y="5.115cm">
          <draw:text-box>
            <text:p text:style-name="P4"><text:span text:style-name="T1">e</text:span></text:p>
          </draw:text-box>
        </draw:frame>
        <draw:frame draw:style-name="gr4" draw:text-style-name="P5" draw:layer="layout" svg:width="0.6cm" svg:height="0.725cm" svg:x="7.91cm" svg:y="6.405cm">
          <draw:text-box>
            <text:p text:style-name="P4"><text:span text:style-name="T1">s</text:span></text:p>
          </draw:text-box>
        </draw:frame>
        <draw:frame draw:style-name="gr5" draw:text-style-name="P7" draw:layer="layout" svg:width="1.17cm" svg:height="0.725cm" svg:x="11.3cm" svg:y="3.97cm">
          <draw:text-box>
            <text:p text:style-name="P6"><text:span text:style-name="T2">in</text:span></text:p>
          </draw:text-box>
        </draw:frame>
        <draw:custom-shape draw:style-name="gr6" draw:text-style-name="P1" draw:layer="layout" svg:width="0.21cm" svg:height="2.52cm" draw:transform="rotate (1.5707963267949) translate (7.02cm 6.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0.5cm" svg:height="1cm" svg:x="7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8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9.5cm" svg:y="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625cm" svg:height="1.503cm" draw:transform="rotate (2.67454254575611) translate (12.4850280354596cm 6.16250474694845cm)" svg:viewBox="0 0 2626 1504" svg:d="M0 1504c1066-1 2626-1504 2626-1504">
          <text:p/>
        </draw:path>
        <draw:frame draw:style-name="gr8" draw:text-style-name="P5" draw:layer="layout" svg:width="1.019cm" svg:height="0.725cm" svg:x="8.111cm" svg:y="3.906cm">
          <draw:text-box>
            <text:p text:style-name="P4"><text:span text:style-name="T1">s’</text:span></text:p>
          </draw:text-box>
        </draw:frame>
        <draw:custom-shape draw:style-name="gr9" draw:text-style-name="P1" draw:layer="layout" svg:width="0.21cm" svg:height="1.909cm" draw:transform="rotate (1.5707963267949) translate (7.521cm 4.741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layout" svg:width="2.05cm" svg:height="2.98cm" svg:x="3.11cm" svg:y="3.97cm">
          <text:p text:style-name="P2"><text:span text:style-name="T1">Dest.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17cm" svg:height="0.725cm" svg:x="5.39cm" svg:y="4.26cm">
          <draw:text-box>
            <text:p text:style-name="P6"><text:span text:style-name="T2">out</text:span></text:p>
          </draw:text-box>
        </draw:frame>
        <draw:path draw:style-name="gr7" draw:text-style-name="P1" draw:layer="layout" svg:width="2.099cm" svg:height="1.392cm" draw:transform="skewX (-0.236666646570431) rotate (2.54451551648253) translate (6.60672153652623cm 6.42971790037621cm)" svg:viewBox="0 0 2100 1393" svg:d="M0 1393c854 0 2100-1393 2100-1393">
          <text:p/>
        </draw:path>
        <draw:path draw:style-name="gr7" draw:text-style-name="P1" draw:layer="layout" svg:width="2.625cm" svg:height="1.503cm" draw:transform="rotate (2.67454254575611) translate (12.4860280354596cm 6.14850474694845cm)" svg:viewBox="0 0 2626 1504" svg:d="M0 1504c1066-1 2626-1504 2626-1504">
          <text:p/>
        </draw:path>
        <draw:path draw:style-name="gr7" draw:text-style-name="P1" draw:layer="layout" svg:width="2.625cm" svg:height="1.503cm" draw:transform="rotate (2.67454254575611) translate (12.4860280354596cm 6.14850474694845cm)" svg:viewBox="0 0 2626 1504" svg:d="M0 1504c1066-1 2626-1504 2626-1504">
          <text:p/>
        </draw:path>
        <draw:custom-shape draw:style-name="gr10" draw:text-style-name="P1" draw:layer="layout" svg:width="0.21cm" svg:height="2.979cm" draw:transform="rotate (1.5707963267949) translate (7.021cm 7.1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0.95cm" svg:height="0.725cm" svg:x="8.11cm" svg:y="7.006cm">
          <draw:text-box>
            <text:p text:style-name="P4"><text:span text:style-name="T1">s</text:span><text:span text:style-name="T3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5T15:23:53.882000000</meta:creation-date>
    <dc:date>2019-02-05T16:06:49.245000000</dc:date>
    <dc:creator>luciano de falco alfano</dc:creator>
    <meta:editing-duration>PT42M55S</meta:editing-duration>
    <meta:editing-cycles>3</meta:editing-cycles>
    <meta:generator>LibreOffice/6.1.3.2$Windows_X86_64 LibreOffice_project/86daf60bf00efa86ad547e59e09d6bb77c699acb</meta:generator>
    <meta:document-statistic meta:object-count="23"/>
  </office:meta>
</office:document-meta>
</file>